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language="de" fo:country="DE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language="de" fo:country="DE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 style:data-style-name="N2">
      <style:text-properties fo:language="de" fo:country="D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53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est table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style-name="ce3" office:value-type="string">
            <text:p>Yield</text:p>
          </table:table-cell>
          <table:table-cell table:style-name="ce3" office:value-type="string">
            <text:p>Profit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4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4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her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4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4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4" office:value-type="float" office:value="76.8">
            <text:p>76,8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4" office:value-type="float" office:value="45">
            <text:p>45,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riteria sets</text:p>
          </table:table-cell>
          <table:table-cell table:style-name="ce3" office:value-type="string">
            <text:p>Tree</text:p>
          </table:table-cell>
          <table:table-cell table:number-columns-repeated="2" table:style-name="ce3" office:value-type="string">
            <text:p>Height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string">
            <text:p>&gt;10,0</text:p>
          </table:table-cell>
          <table:table-cell office:value-type="string">
            <text:p>&lt;16</text:p>
          </table:table-cell>
          <table:table-cell office:value-type="string">
            <text:p>Nonexistent</text:p>
          </table:table-cell>
          <table:table-cell office:value-type="string">
            <text:p>&lt;1,4e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/>
          <table:table-cell office:value-type="string">
            <text:p>&lt;1.000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Tests</text:p>
          </table:table-cell>
          <table:table-cell table:style-name="ce3" office:value-type="string">
            <text:p>Expected</text:p>
          </table:table-cell>
          <table:table-cell table:style-name="ce3" office:value-type="string">
            <text:p>Actual</text:p>
          </table:table-cell>
          <table:table-cell table:style-name="ce3" office:value-type="string">
            <text:p>Column</text:p>
          </table:table-cell>
          <table:table-cell table:style-name="ce3" office:value-type="string">
            <text:p>Table</text:p>
          </table:table-cell>
          <table:table-cell table:style-name="ce3" office:value-type="string">
            <text:p>Criteria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Highlight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247.8">
            <text:p>247,8</text:p>
          </table:table-cell>
          <table:table-cell table:formula="of:=DSUM([.B2:.E8];&quot;Profit&quot;;[.B10:.D12])" office:value-type="float" office:value="247.8">
            <text:p>247,8</text:p>
          </table:table-cell>
          <table:table-cell table:number-columns-repeated="3"/>
          <table:table-cell table:number-columns-repeated="2" office:value-type="string">
            <text:p>DSUM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DSUM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47.8">
            <text:p>247,8</text:p>
          </table:table-cell>
          <table:table-cell table:formula="of:=DSUM([.B2:.E8];[.D19];[.B10:.D12])" office:value-type="float" office:value="247.8">
            <text:p>247,8</text:p>
          </table:table-cell>
          <table:table-cell office:value-type="float" office:value="4">
            <text:p>4</text:p>
          </table:table-cell>
          <table:table-cell office:value-type="string">
            <text:p>Data1</text:p>
          </table:table-cell>
          <table:table-cell office:value-type="string">
            <text:p>Vals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DSUM([.B2:.E8];&quot;Yield&quot;;[.B10:.D12])" office:value-type="float" office:value="28">
            <text:p>2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DSUM([.B2:.E8];&quot;Yield&quot;;[.B10:.B11])" office:value-type="float" office:value="30">
            <text:p>3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DSUM([.B2:.E8];&quot;Yield&quot;;[.C10:.D11])" office:value-type="float" office:value="29">
            <text:p>2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DSUM([.B2:.E8];&quot;Yield&quot;;[.B10:.D11])" office:value-type="float" office:value="10">
            <text:p>1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DSUM([.B2:.E8];&quot;Yield&quot;;[.B10:.B12])" office:value-type="float" office:value="48">
            <text:p>4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DSUM([.B2:.E8];&quot;Yield&quot;;[.F10:.F11])" office:value-type="float" office:value="57">
            <text:p>57</text:p>
          </table:table-cell>
          <table:table-cell table:number-columns-repeated="253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BaseData" table:base-cell-address="$Sheet1.$A$1" table:cell-range-address="$Sheet1.$A$2:.$G$13"/>
        <table:named-range table:name="Data1" table:base-cell-address="$Sheet1.$A$1" table:cell-range-address="$Sheet1.$B$3:.$E$4"/>
        <table:named-range table:name="TestHeader" table:base-cell-address="$Sheet1.$A$1" table:cell-range-address="$Sheet1.$B$15:.$H$15"/>
        <table:named-range table:name="Vals1" table:base-cell-address="$Sheet1.$A$1" table:cell-range-address="$Sheet1.$B$11:.$B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SFr. </number:text>
      <number:number number:decimal-places="0" number:min-integer-digits="1" number:grouping="true"/>
    </number:number-style>
    <number:number-style style:name="N141">
      <number:text>SFr. 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SFr. </number:text>
      <number:number number:decimal-places="0" number:min-integer-digits="1" number:grouping="true"/>
    </number:number-style>
    <number:number-style style:name="N142">
      <style:text-properties fo:color="#ff0000"/>
      <number:text>SFr. 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SFr. </number:text>
      <number:number number:decimal-places="2" number:min-integer-digits="1" number:grouping="true"/>
    </number:number-style>
    <number:number-style style:name="N144">
      <number:text>SFr. 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SFr. </number:text>
      <number:number number:decimal-places="2" number:min-integer-digits="1" number:grouping="true"/>
    </number:number-style>
    <number:number-style style:name="N145">
      <style:text-properties fo:color="#ff0000"/>
      <number:text>SFr. 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SFr. </number:text>
      <number:number number:decimal-places="0" number:min-integer-digits="1" number:grouping="true"/>
      <number:text> </number:text>
    </number:number-style>
    <number:number-style style:name="N149P1" style:volatile="true">
      <number:text> SFr. -</number:text>
      <number:number number:decimal-places="0" number:min-integer-digits="1" number:grouping="true"/>
      <number:text> </number:text>
    </number:number-style>
    <number:number-style style:name="N149P2" style:volatile="true">
      <number:text> SFr.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-</number:text>
      <number:number number:decimal-places="0" number:min-integer-digits="1" number:grouping="true"/>
      <number:text> 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SFr. </number:text>
      <number:number number:decimal-places="2" number:min-integer-digits="1" number:grouping="true"/>
      <number:text> </number:text>
    </number:number-style>
    <number:number-style style:name="N157P1" style:volatile="true">
      <number:text> SFr. -</number:text>
      <number:number number:decimal-places="2" number:min-integer-digits="1" number:grouping="true"/>
      <number:text> </number:text>
    </number:number-style>
    <number:number-style style:name="N157P2" style:volatile="true">
      <number:text> SFr.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8" number:min-integer-digits="1"/>
    </number:number-style>
    <number:number-style style:name="N163">
      <number:number number:decimal-places="7" number:min-integer-digits="1"/>
    </number:number-style>
    <number:number-style style:name="N164">
      <number:number number:decimal-places="6" number:min-integer-digits="1"/>
    </number:number-style>
    <number:number-style style:name="N165">
      <number:number number:decimal-places="5" number:min-integer-digits="1"/>
    </number:number-style>
    <number:number-style style:name="N166">
      <number:number number:decimal-places="4" number:min-integer-digits="1"/>
    </number:number-style>
    <number:number-style style:name="N167">
      <number:number number:decimal-places="3" number:min-integer-digits="1"/>
    </number:number-style>
    <number:number-style style:name="N170P0" style:volatile="true">
      <number:number number:decimal-places="3" number:min-integer-digits="1" number:grouping="true"/>
      <number:text> </number:text>
    </number:number-style>
    <number:number-style style:name="N170P1" style:volatile="true">
      <number:text> -</number:text>
      <number:number number:decimal-places="3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4" number:min-integer-digits="1" number:grouping="true"/>
      <number:text> </number:text>
    </number:number-style>
    <number:number-style style:name="N173P1" style:volatile="true">
      <number:text> -</number:text>
      <number:number number:decimal-places="4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5" number:min-integer-digits="1" number:grouping="true"/>
      <number:text> </number:text>
    </number:number-style>
    <number:number-style style:name="N176P1" style:volatile="true">
      <number:text> -</number:text>
      <number:number number:decimal-places="5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6" number:min-integer-digits="1" number:grouping="true"/>
      <number:text> </number:text>
    </number:number-style>
    <number:number-style style:name="N179P1" style:volatile="true">
      <number:text> -</number:text>
      <number:number number:decimal-places="6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1" number:min-integer-digits="1" number:grouping="true"/>
      <number:text> </number:text>
    </number:number-style>
    <number:number-style style:name="N182P1" style:volatile="true">
      <number:text> -</number:text>
      <number:number number:decimal-places="1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.05.2009</text:date>, <text:time>13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7-11-14T15:18:59</dc:date>
    <meta:editing-cycles>1</meta:editing-cycles>
    <meta:editing-duration>PT14M17S</meta:editing-duration>
    <meta:document-statistic meta:table-count="1" meta:cell-count="73" meta:object-count="0"/>
    <meta:user-defined meta:name="Info 1"/>
    <meta:user-defined meta:name="Info 2"/>
    <meta:user-defined meta:name="Info 3"/>
    <meta:user-defined meta:name="Info 4"/>
  </office:meta>
</office:document-meta>
</file>